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88000003EFD4E12F3AF8B462C2.png" manifest:media-type="image/png"/>
  <manifest:file-entry manifest:full-path="Pictures/10000001000005D0000004048E25A9D7D12CF0F6.png" manifest:media-type="image/png"/>
  <manifest:file-entry manifest:full-path="Pictures/100000010000058E000003C155E80CBEEDC669E8.png" manifest:media-type="image/png"/>
  <manifest:file-entry manifest:full-path="Pictures/10000001000005E2000003F45412AC37CB16F7E3.png" manifest:media-type="image/png"/>
  <manifest:file-entry manifest:full-path="Pictures/10000001000004C2000003FA23013BC2374A0672.png" manifest:media-type="image/png"/>
  <manifest:file-entry manifest:full-path="Pictures/100000010000057D000003C686A4AF739E16F8C5.png" manifest:media-type="image/png"/>
  <manifest:file-entry manifest:full-path="Pictures/100000010000059C00000361F6560305B0F39FB3.png" manifest:media-type="image/png"/>
  <manifest:file-entry manifest:full-path="Pictures/1000000100000598000003FE7C3A3641ED32C8E4.png" manifest:media-type="image/png"/>
  <manifest:file-entry manifest:full-path="Pictures/10000001000005840000041513ACBF1CFCCD487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1bacc" officeooo:paragraph-rsid="0011bacc"/>
    </style:style>
    <style:style style:name="P2" style:family="paragraph" style:parent-style-name="Standard">
      <style:text-properties fo:color="#c9211e" loext:opacity="100%" officeooo:rsid="0011bacc" officeooo:paragraph-rsid="0011bac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. ÖRNEK</text:p>
      <text:p text:style-name="Standard"><draw:frame draw:style-name="fr2" draw:name="Görüntü1" text:anchor-type="char" svg:x="0.148cm" svg:y="0.053cm" svg:width="16.951cm" svg:height="12.054cm" draw:z-index="0"><draw:image xlink:href="Pictures/1000000100000588000003EFD4E12F3AF8B462C2.png" xlink:type="simple" xlink:show="embed" xlink:actuate="onLoad" draw:mime-type="image/png"/></draw:frame></text:p>
      <text:p text:style-name="Standard"/>
      <text:p text:style-name="P2"><draw:frame draw:style-name="fr2" draw:name="Görüntü2" text:anchor-type="char" svg:x="0.099cm" svg:y="1.584cm" svg:width="17cm" svg:height="11.423cm" draw:z-index="1"><draw:image xlink:href="Pictures/10000001000005E2000003F45412AC37CB16F7E3.png" xlink:type="simple" xlink:show="embed" xlink:actuate="onLoad" draw:mime-type="image/png"/></draw:frame>2. ÖRNEK</text:p>
      <text:p text:style-name="Standard"/>
      <text:p text:style-name="Standard"/>
      <text:p text:style-name="Standard"><text:soft-page-break/></text:p>
      <text:p text:style-name="Standard"/>
      <text:p text:style-name="Standard"><draw:frame draw:style-name="fr3" draw:name="Görüntü3" text:anchor-type="char" svg:width="17cm" svg:height="14.208cm" draw:z-index="2"><draw:image xlink:href="Pictures/10000001000004C2000003FA23013BC2374A0672.png" xlink:type="simple" xlink:show="embed" xlink:actuate="onLoad" draw:mime-type="image/png"/></draw:frame></text:p>
      <text:p text:style-name="P2"/>
      <text:p text:style-name="P2"><draw:frame draw:style-name="fr2" draw:name="Görüntü4" text:anchor-type="char" svg:x="0.025cm" svg:y="0.524cm" svg:width="17cm" svg:height="10.239cm" draw:z-index="3"><draw:image xlink:href="Pictures/100000010000059C00000361F6560305B0F39FB3.png" xlink:type="simple" xlink:show="embed" xlink:actuate="onLoad" draw:mime-type="image/png"/></draw:frame>3. Örnek</text:p>
      <text:p text:style-name="P1"><draw:frame draw:style-name="fr1" draw:name="Görüntü5" text:anchor-type="char" svg:width="17cm" svg:height="12.132cm" draw:z-index="4"><draw:image xlink:href="Pictures/1000000100000598000003FE7C3A3641ED32C8E4.png" xlink:type="simple" xlink:show="embed" xlink:actuate="onLoad" draw:mime-type="image/png"/></draw:frame><text:soft-page-break/></text:p>
      <text:p text:style-name="Standard"/>
      <text:p text:style-name="P2">4. Örnek</text:p>
      <text:p text:style-name="P2"><draw:frame draw:style-name="fr2" draw:name="Görüntü6" text:anchor-type="char" svg:x="0.397cm" svg:y="0.254cm" svg:width="17cm" svg:height="11.488cm" draw:z-index="5"><draw:image xlink:href="Pictures/100000010000058E000003C155E80CBEEDC669E8.png" xlink:type="simple" xlink:show="embed" xlink:actuate="onLoad" draw:mime-type="image/png"/></draw:frame></text:p>
      <text:p text:style-name="P2"><draw:frame draw:style-name="fr1" draw:name="Görüntü7" text:anchor-type="char" svg:width="17cm" svg:height="11.744cm" draw:z-index="6"><draw:image xlink:href="Pictures/10000001000005D0000004048E25A9D7D12CF0F6.png" xlink:type="simple" xlink:show="embed" xlink:actuate="onLoad" draw:mime-type="image/png"/></draw:frame><text:soft-page-break/></text:p>
      <text:p text:style-name="P2"/>
      <text:p text:style-name="P2">5. Örnek</text:p>
      <text:p text:style-name="P2"><draw:frame draw:style-name="fr1" draw:name="Görüntü8" text:anchor-type="char" svg:width="17cm" svg:height="11.688cm" draw:z-index="7"><draw:image xlink:href="Pictures/100000010000057D000003C686A4AF739E16F8C5.png" xlink:type="simple" xlink:show="embed" xlink:actuate="onLoad" draw:mime-type="image/png"/></draw:frame></text:p>
      <text:p text:style-name="P2"><draw:frame draw:style-name="fr1" draw:name="Görüntü9" text:anchor-type="char" svg:width="17cm" svg:height="12.582cm" draw:z-index="8"><draw:image xlink:href="Pictures/10000001000005840000041513ACBF1CFCCD4874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tr" fo:country="T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tr" fo:country="T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0T23:53:10.569000000</meta:creation-date>
    <meta:generator>LibreOffice/7.5.8.2$Windows_X86_64 LibreOffice_project/f718d63693263970429a68f568db6046aaa9df01</meta:generator>
    <dc:date>2024-02-11T14:22:19.392000000</dc:date>
    <meta:editing-duration>PT13M42S</meta:editing-duration>
    <meta:editing-cycles>1</meta:editing-cycles>
    <meta:document-statistic meta:table-count="0" meta:image-count="9" meta:object-count="0" meta:page-count="5" meta:paragraph-count="5" meta:word-count="10" meta:character-count="40" meta:non-whitespace-character-count="35"/>
  </office:meta>
</office:document-meta>
</file>